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83317" officeooo:paragraph-rsid="0008331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26pt" fo:font-weight="bold" officeooo:rsid="00083317" officeooo:paragraph-rsid="00083317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28pt" fo:font-weight="bold" officeooo:rsid="00083317" officeooo:paragraph-rsid="00083317" style:font-size-asian="28pt" style:font-weight-asian="bold" style:font-size-complex="28pt" style:font-weight-complex="bold"/>
    </style:style>
    <style:style style:name="P4" style:family="paragraph" style:parent-style-name="Standard">
      <style:text-properties fo:font-size="24pt" fo:font-weight="normal" officeooo:rsid="00083317" officeooo:paragraph-rsid="00083317" style:font-size-asian="24pt" style:font-weight-asian="normal" style:font-size-complex="24pt" style:font-weight-complex="normal"/>
    </style:style>
    <style:style style:name="P5" style:family="paragraph" style:parent-style-name="Standard">
      <style:text-properties fo:font-size="24pt" fo:font-weight="normal" officeooo:rsid="00097c32" officeooo:paragraph-rsid="00097c32" style:font-size-asian="24pt" style:font-weight-asian="normal" style:font-size-complex="24pt" style:font-weight-complex="normal"/>
    </style:style>
    <style:style style:name="P6" style:family="paragraph" style:parent-style-name="Standard">
      <style:text-properties fo:font-size="24pt" fo:font-weight="normal" officeooo:rsid="000b074a" officeooo:paragraph-rsid="000b074a" style:font-size-asian="24pt" style:font-weight-asian="normal" style:font-size-complex="24pt" style:font-weight-complex="normal"/>
    </style:style>
    <style:style style:name="P7" style:family="paragraph" style:parent-style-name="Standard">
      <style:text-properties fo:font-size="24pt" fo:font-weight="normal" officeooo:rsid="000be0a0" officeooo:paragraph-rsid="000be0a0" style:font-size-asian="24pt" style:font-weight-asian="normal" style:font-size-complex="24pt" style:font-weight-complex="normal"/>
    </style:style>
    <style:style style:name="P8" style:family="paragraph" style:parent-style-name="Standard">
      <style:text-properties fo:font-size="24pt" fo:font-weight="normal" officeooo:rsid="000d71d7" officeooo:paragraph-rsid="000d71d7" style:font-size-asian="24pt" style:font-weight-asian="normal" style:font-size-complex="24pt" style:font-weight-complex="normal"/>
    </style:style>
    <style:style style:name="P9" style:family="paragraph" style:parent-style-name="Standard">
      <style:text-properties fo:font-size="24pt" fo:font-weight="normal" officeooo:rsid="000e0216" officeooo:paragraph-rsid="000e0216" style:font-size-asian="24pt" style:font-weight-asian="normal" style:font-size-complex="24pt" style:font-weight-complex="normal"/>
    </style:style>
    <style:style style:name="P10" style:family="paragraph" style:parent-style-name="Standard">
      <style:text-properties fo:font-size="24pt" fo:font-weight="normal" officeooo:rsid="000f4574" officeooo:paragraph-rsid="000f4574" style:font-size-asian="24pt" style:font-weight-asian="normal" style:font-size-complex="24pt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officeooo:rsid="00097c32"/>
    </style:style>
    <style:style style:name="T3" style:family="text">
      <style:text-properties officeooo:rsid="000bb6be"/>
    </style:style>
    <style:style style:name="T4" style:family="text">
      <style:text-properties officeooo:rsid="000e0216"/>
    </style:style>
    <style:style style:name="T5" style:family="text">
      <style:text-properties officeooo:rsid="00100ed7"/>
    </style:style>
    <style:style style:name="T6" style:family="text">
      <style:text-properties officeooo:rsid="0015e44b"/>
    </style:style>
    <style:style style:name="T7" style:family="text">
      <style:text-properties officeooo:rsid="001652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MAIL PARA CONTATO</text:p>
      <text:p text:style-name="P1"><text:a xlink:type="simple" xlink:href="mailto:ronaldo.lanhellas@gmail.com" text:style-name="Internet_20_link" text:visited-style-name="Visited_20_Internet_20_Link"><text:span text:style-name="T1">ronaldo.lanhellas@gmail.com</text:span></text:a></text:p>
      <text:p text:style-name="P1"/>
      <text:p text:style-name="P3"/>
      <text:p text:style-name="P3">EXERCICIO 09/03/2019</text:p>
      <text:p text:style-name="P3"/>
      <text:p text:style-name="P4">1) Criar um Programa que contenha os seguintes itens:</text:p>
      <text:p text:style-name="P4"><text:s/></text:p>
      <text:p text:style-name="P4"><text:span text:style-name="T2">1.1</text:span> <text:s/>Menu com as opções para Listagem de Pedidos, Inclusão , Alteração, Exclusão <text:span text:style-name="T2">e Sair do Programa.</text:span></text:p>
      <text:p text:style-name="P4"/>
      <text:p text:style-name="P4"><text:span text:style-name="T2">1.2</text:span> <text:span text:style-name="T2">Deve ser criada uma classe para Pedidos e outra para os Itens de cada pedido. </text:span></text:p>
      <text:p text:style-name="P4"/>
      <text:p text:style-name="P5">1.3 Todas as ações (listagem, inclusão…) devem ser criadas <text:span text:style-name="T5">em uma classe chamada PedidoDatasource que deve conter todos os métodos de listar, incluir e etc. Essa classe servirá como uma “base de dados em memória”, os pedidos criados serão armazenados nela para posterior recuperação.</text:span></text:p>
      <text:p text:style-name="P4"/>
      <text:p text:style-name="P4"><text:soft-page-break/><text:span text:style-name="T2">1.4. A forma que o pedido será incluído e editado fica a critério de cada um, apenas precisa garantir que após a alteração a listagem retorna os novos valores.</text:span></text:p>
      <text:p text:style-name="P4"/>
      <text:p text:style-name="P5">1.<text:span text:style-name="T6">5</text:span> Para excluir um pedido deve ser passado o código do mesmo.</text:p>
      <text:p text:style-name="P5"/>
      <text:p text:style-name="P6">1.<text:span text:style-name="T6">6</text:span> Deve haver uma Superclasse Base que contenha pelo menos código, dataHoraInclusao e dataHoraEdicao. <text:span text:style-name="T3">As classes de Pedido e ItemPedido devem estender desta superclasse.</text:span></text:p>
      <text:p text:style-name="P6"/>
      <text:p text:style-name="P7">1.<text:span text:style-name="T6">7</text:span> O programa não deve terminar até o usuário escolher a opção “Sair” do menu.</text:p>
      <text:p text:style-name="P8"/>
      <text:p text:style-name="P8">1.<text:span text:style-name="T6">8</text:span> A classe Base deve possuir equals, hashCode <text:span text:style-name="T4">e toString()</text:span> apenas para o campo “codigo”. </text:p>
      <text:p text:style-name="P8"/>
      <text:p text:style-name="P8"><text:span text:style-name="T4">1</text:span>.<text:span text:style-name="T7">9</text:span> As classes de Pedido, ItemPedido e Base devem estar em um pacote “model”.</text:p>
      <text:p text:style-name="P8"/>
      <text:p text:style-name="P9">1.1<text:span text:style-name="T7">0</text:span> O pedido deve ter pelo menos os seguintes campos: nomeCliente, nomeFilial e lista de itens.</text:p>
      <text:p text:style-name="P9"><text:soft-page-break/></text:p>
      <text:p text:style-name="P9">1.1<text:span text:style-name="T7">1</text:span> O item deve ter pelo menos os seguintes campos: valor, quantidade e nome.</text:p>
      <text:p text:style-name="P9"/>
      <text:p text:style-name="P9">1.1<text:span text:style-name="T7">2</text:span> O pedido deve ter um método “getValor()” para recuperar o valor total do pedido, onde este fará o cálculo do valor do pedido usando os itens da sua lista.</text:p>
      <text:p text:style-name="P9"/>
      <text:p text:style-name="P10">1.1<text:span text:style-name="T7">3</text:span> Todos os métodos publicos com alguma lógica interna devem possuir JAVADOC.</text:p>
      <text:p text:style-name="P4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1:49:56.954901251</meta:creation-date>
    <dc:date>2019-03-08T15:54:45.315598333</dc:date>
    <meta:editing-duration>PT3H22M36S</meta:editing-duration>
    <meta:editing-cycles>10</meta:editing-cycles>
    <meta:generator>LibreOffice/6.1.2.1$Linux_X86_64 LibreOffice_project/10$Build-1</meta:generator>
    <meta:document-statistic meta:table-count="0" meta:image-count="0" meta:object-count="0" meta:page-count="3" meta:paragraph-count="19" meta:word-count="273" meta:character-count="1637" meta:non-whitespace-character-count="1374"/>
  </office:meta>
</office:document-meta>
</file>